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master-page-name="">
      <style:paragraph-properties fo:margin-left="0cm" fo:margin-right="0cm" fo:text-align="center" style:justify-single-word="false" fo:text-indent="0.023cm" style:auto-text-indent="false" style:page-number="auto"/>
    </style:style>
    <style:style style:name="P6" style:family="paragraph" style:parent-style-name="Standard">
      <style:paragraph-properties fo:margin-left="0cm" fo:margin-right="0cm" fo:text-align="center" style:justify-single-word="false" fo:text-indent="0.023cm" style:auto-text-indent="false"/>
    </style:style>
    <style:style style:name="P7" style:family="paragraph" style:parent-style-name="Standard" style:master-page-name="">
      <style:paragraph-properties fo:margin-left="0.023cm" fo:margin-right="0cm" fo:text-indent="0cm" style:auto-text-indent="false"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5">Via Dora Baltea, 3, 10015 Ivrea TO</text:p>
      <text:p text:style-name="P6">Email: contatti@iiscena.it – Tel. 0125-641570</text:p>
      <text:p text:style-name="P6">Partita Iva e Codice Fiscale 93026410014</text:p>
      <text:p text:style-name="P6"/>
      <text:p text:style-name="P2"/>
      <text:p text:style-name="P2"/>
      <text:p text:style-name="P2"/>
      <text:p text:style-name="P2">Spett.le Hextech S.p.A.</text:p>
      <text:p text:style-name="P2">Ufficio Marketing</text:p>
      <text:p text:style-name="P2">Via dei Pixel, 88</text:p>
      <text:p text:style-name="P2">20100 Milano (MI) </text:p>
      <text:p text:style-name="P2"><text:s/></text:p>
      <text:p text:style-name="P2"/>
      <text:p text:style-name="P2"/>
      <text:p text:style-name="P2"><text:s/></text:p>
      <text:p text:style-name="Standard">Ivrea, 20 febbraio 2025</text:p>
      <text:p text:style-name="Standard"/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/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/>
      <text:p text:style-name="Standard"/>
      <text:p text:style-name="Standard">Restiamo a disposizione per concordare un incontro e confidiamo in un vostro riscontro.</text:p>
      <text:p text:style-name="P3"/>
      <text:p text:style-name="P4"/>
      <text:p text:style-name="P7"/>
      <text:p text:style-name="P4">Distinti saluti.</text:p>
      <text:p text:style-name="Standard">Enrico Bruno</text:p>
      <text:p text:style-name="Standard">Dirigente Scolastico</text:p>
      <text:p text:style-name="Standard"><text:soft-page-break/>I.I.S. Giovanni Cena – Ivrea</text:p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44:32.71</dc:date>
    <meta:editing-duration>PT13M19S</meta:editing-duration>
    <meta:editing-cycles>1</meta:editing-cycles>
    <meta:generator>OpenOffice/4.1.5$Win32 OpenOffice.org_project/415m1$Build-9789</meta:generator>
    <meta:document-statistic meta:table-count="0" meta:image-count="0" meta:object-count="0" meta:page-count="2" meta:paragraph-count="22" meta:word-count="167" meta:character-count="1181"/>
  </office:meta>
</office:document-meta>
</file>